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Ubuntu Mono1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f63a" officeooo:paragraph-rsid="0015f63a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5f63a" officeooo:paragraph-rsid="0015f63a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a4994" officeooo:paragraph-rsid="001a4994"/>
    </style:style>
    <style:style style:name="P4" style:family="paragraph" style:parent-style-name="Standard" style:list-style-name="L3">
      <style:text-properties officeooo:paragraph-rsid="00239946"/>
    </style:style>
    <style:style style:name="P5" style:family="paragraph" style:parent-style-name="Standard" style:list-style-name="L3">
      <style:text-properties officeooo:paragraph-rsid="002505ce"/>
    </style:style>
    <style:style style:name="P6" style:family="paragraph" style:parent-style-name="Standard" style:list-style-name="L4">
      <style:text-properties officeooo:paragraph-rsid="00239946"/>
    </style:style>
    <style:style style:name="P7" style:family="paragraph" style:parent-style-name="Preformatted_20_Text">
      <style:text-properties style:font-name="Ubuntu Mono" fo:font-size="10.3999996185303pt" officeooo:rsid="001a5df9" officeooo:paragraph-rsid="001a5df9"/>
    </style:style>
    <style:style style:name="P8" style:family="paragraph" style:parent-style-name="Preformatted_20_Text">
      <style:text-properties style:font-name="Ubuntu Mono" fo:font-size="10.3999996185303pt" officeooo:paragraph-rsid="00215c8b"/>
    </style:style>
    <style:style style:name="P9" style:family="paragraph" style:parent-style-name="Preformatted_20_Text">
      <style:text-properties style:font-name="Ubuntu Mono" fo:font-size="10.3999996185303pt" officeooo:paragraph-rsid="002282d3"/>
    </style:style>
    <style:style style:name="P10" style:family="paragraph" style:parent-style-name="Preformatted_20_Text" style:list-style-name="L1">
      <style:text-properties officeooo:paragraph-rsid="00239946"/>
    </style:style>
    <style:style style:name="P11" style:family="paragraph" style:parent-style-name="Preformatted_20_Text" style:list-style-name="L1">
      <style:text-properties officeooo:rsid="00269659" officeooo:paragraph-rsid="00269659"/>
    </style:style>
    <style:style style:name="P12" style:family="paragraph" style:parent-style-name="Preformatted_20_Text">
      <style:text-properties officeooo:rsid="00269659" officeooo:paragraph-rsid="00269659"/>
    </style:style>
    <style:style style:name="T1" style:family="text">
      <style:text-properties officeooo:rsid="001a4994"/>
    </style:style>
    <style:style style:name="T2" style:family="text">
      <style:text-properties officeooo:rsid="001d0bce"/>
    </style:style>
    <style:style style:name="T3" style:family="text">
      <style:text-properties officeooo:rsid="001eed74"/>
    </style:style>
    <style:style style:name="T4" style:family="text">
      <style:text-properties officeooo:rsid="0015f63a"/>
    </style:style>
    <style:style style:name="T5" style:family="text">
      <style:text-properties officeooo:rsid="00215c8b"/>
    </style:style>
    <style:style style:name="T6" style:family="text">
      <style:text-properties officeooo:rsid="00239946"/>
    </style:style>
    <style:style style:name="T7" style:family="text">
      <style:text-properties style:font-name="Ubuntu Mono" fo:font-size="10.3999996185303pt"/>
    </style:style>
    <style:style style:name="T8" style:family="text">
      <style:text-properties style:font-name="Ubuntu Mono" fo:font-size="10.3999996185303pt" officeooo:rsid="001a5df9"/>
    </style:style>
    <style:style style:name="T9" style:family="text">
      <style:text-properties style:font-name="Ubuntu Mono" fo:font-size="10.3999996185303pt" officeooo:rsid="00239946"/>
    </style:style>
    <style:style style:name="T10" style:family="text">
      <style:text-properties style:font-name="Ubuntu Mono" fo:font-size="10.3999996185303pt" officeooo:rsid="001a4994"/>
    </style:style>
    <style:style style:name="T11" style:family="text">
      <style:text-properties style:font-name="Ubuntu Mono" fo:font-size="10.3999996185303pt" officeooo:rsid="001c27b7"/>
    </style:style>
    <style:style style:name="T12" style:family="text">
      <style:text-properties style:font-name="Ubuntu Mono" fo:font-size="10.3999996185303pt" officeooo:rsid="001b31d2"/>
    </style:style>
    <style:style style:name="T13" style:family="text">
      <style:text-properties style:font-name="Ubuntu Mono" fo:font-size="10.3999996185303pt" officeooo:rsid="001eed74"/>
    </style:style>
    <style:style style:name="T14" style:family="text">
      <style:text-properties style:font-name="Ubuntu Mono1" officeooo:rsid="001d0bce"/>
    </style:style>
    <style:style style:name="T15" style:family="text">
      <style:text-properties style:font-name="Ubuntu Mono1" officeooo:rsid="001de3e6"/>
    </style:style>
    <style:style style:name="T16" style:family="text">
      <style:text-properties officeooo:rsid="00269f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 pracy inżynierskiej.</text:p>
      <text:p text:style-name="P2"/>
      <text:list xml:id="list1421522312180426273" text:style-name="L3">
        <text:list-item>
          <text:p text:style-name="P5"><text:span text:style-name="T4">Z OpenData: </text:span></text:p>
          <text:p text:style-name="P5"><text:span text:style-name="T4">dane dt. zameldowania - w podziale na wiek i płeć wg osiedli (5 głownych: Fabryczna, Krzyki, Śródmiescie, Psie Pole, Stare Miasto) oraz ile mieszkańców na dancym osiedlu (wyodrębniono 48 osiedli). </text:span></text:p>
          <text:p text:style-name="P4"><text:a xlink:type="simple" xlink:href="http://www.wroclaw.pl/open-data/index.php/zbiory-danych/21-demografia/113-zameldowanie"><text:span text:style-name="T4">http://www.wroclaw.pl/open-data/index.php/zbiory-danych/21-demografia/113-zameldowanie</text:span></text:a></text:p>
          <text:p text:style-name="P4"/>
        </text:list-item>
        <text:list-item>
          <text:p text:style-name="P4"><text:span text:style-name="T1">Wstępna analiza:</text:span></text:p>
        </text:list-item>
      </text:list>
      <text:list xml:id="list6622336071150901482" text:style-name="L4">
        <text:list-item>
          <text:p text:style-name="P6"><text:span text:style-name="T14">Dane z okresu 28.04-30.11 (</text:span><text:span text:style-name="T15">dokładna różnica wynosi: </text:span><text:span text:style-name="T14">216 dni, 12h, 54min</text:span></text:p>
        </text:list-item>
        <text:list-item>
          <text:p text:style-name="P6"><text:bookmark text:name="rstudio_console_output"/><text:span text:style-name="T10">842608 rekordów</text:span></text:p>
        </text:list-item>
        <text:list-item>
          <text:p text:style-name="P6"><text:span text:style-name="T10"><text:s/></text:span><text:span text:style-name="T11">dane zawierają: data wypożyczenia, data zwrotu, lokalizacja wypożyczenia, lokalizacja zwrotu</text:span></text:p>
        </text:list-item>
        <text:list-item>
          <text:p text:style-name="P6"><text:span text:style-name="T10">74 stacje – w tym 1 (stacja Bielany) wtedy niaktywna (0 przejazdów)</text:span></text:p>
        </text:list-item>
        <text:list-item>
          <text:p text:style-name="P6"><text:span text:style-name="T12">próbka posortowana według daty </text:span><text:span text:style-name="T13">wypozyczenia, lokalizacji wypozyczenia, daty zwrotu</text:span></text:p>
        </text:list-item>
      </text:list>
      <text:p text:style-name="P3"/>
      <text:p text:style-name="P1"><text:span text:style-name="T16">3. </text:span>Analiza zer (czas przejazdu = 0)</text:p>
      <text:p text:style-name="P8"><text:bookmark text:name="rstudio_console_output1"/><text:span text:style-name="T6">a) 19726 rekordów </text:span><text:bookmark text:name="rstudio_console_output2"/><text:span text:style-name="T6">(</text:span>2,34%<text:span text:style-name="T5">)</text:span> <text:span text:style-name="T1">o czasie przejazdu równym 0, w tym:</text:span></text:p>
      <text:p text:style-name="P9"><text:span text:style-name="T1"><text:tab/>- 263 (</text:span>1,33%<text:span text:style-name="T1">) o różnej lokalizacji początkowej i końcowej (najprawdopodobniej wynika <text:tab/> <text:s/>to ze złej podanej lokalizacji wypożyczenia w aplikacji w telefonie)</text:span></text:p>
      <text:p text:style-name="P7"><text:tab/>- 19463 z tą samą lokalizacją początkową i końcową <text:span text:style-name="T6">(zwrotki)</text:span>, <text:span text:style-name="T6">w tym:</text:span></text:p>
      <text:list xml:id="list7210924958689707201" text:style-name="L1">
        <text:list-item>
          <text:p text:style-name="P10"><text:span text:style-name="T8">3907 </text:span><text:bookmark text:name="rstudio_console_output4"/><text:span text:style-name="T8">(</text:span><text:span text:style-name="T7">20,07%</text:span><text:span text:style-name="T9">) - te samy lokalizacje wypozyczenia zwrotu roweru i rekordy nastepujace w czasie zaraz po nich (wśród wszystkich zwrotów).</text:span></text:p>
          <text:p text:style-name="P11"><text:span text:style-name="T7">Mo</text:span><text:span text:style-name="T9">gą</text:span><text:span text:style-name="T7"> to być uszkodzone rowery.</text:span></text:p>
          <text:p text:style-name="P11"><text:span text:style-name="T7"/></text:p>
        </text:list-item>
      </text:list>
      <text:p text:style-name="P12"><text:span text:style-name="T7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 Mono" svg:font-family="'Ubuntu Mono'"/>
    <style:font-face style:name="FreeSans1" svg:font-family="FreeSans" style:font-family-generic="swiss"/>
    <style:font-face style:name="Ubuntu Mono1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dia Goryś</meta:initial-creator>
    <meta:creation-date>2016-10-16T17:19:26.758091675</meta:creation-date>
    <dc:date>2016-10-16T19:31:48.236511860</dc:date>
    <dc:creator>Klaudia Goryś</dc:creator>
    <meta:editing-duration>PT2H11M36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67" meta:character-count="1167" meta:non-whitespace-character-count="1016"/>
  </office:meta>
</office:document-meta>
</file>